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stomer Type:</text:p>
      <text:p text:style-name="P1">Bargain Hunter</text:p>
      <text:p text:style-name="Standard"/>
      <text:p text:style-name="P2">Access Control:</text:p>
      <text:p text:style-name="P2">No Access!</text:p>
      <text:p text:style-name="Standard"/>
      <text:p text:style-name="P2">Welcome Message:</text:p>
      <text:p text:style-name="P2">Hello User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4-10T21:42:12.271967833</meta:creation-date>
    <meta:editing-duration>PT37M55S</meta:editing-duration>
    <meta:editing-cycles>7</meta:editing-cycles>
    <dc:date>2025-04-27T18:44:27.327396378</dc:date>
    <meta:document-statistic meta:table-count="0" meta:image-count="0" meta:object-count="0" meta:page-count="1" meta:paragraph-count="18" meta:word-count="27" meta:character-count="246" meta:non-whitespace-character-count="236"/>
  </office:meta>
</office:document-meta>
</file>